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style:paragraph-properties fo:text-align="justify" style:justify-single-word="false"/>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text-align="justify" style:justify-single-word="false"/>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font-weight="normal" fo:background-color="transparent" style:font-weight-asian="normal" style:font-weight-complex="normal" loext:char-shading-value="0"/>
    </style:style>
    <style:style style:name="T63" style:family="text">
      <style:text-properties fo:color="#0066cc"/>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эпизод в Кантерлоте, где Луна составляет невысокое мнение об умстве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p>
      <text:p text:style-name="P38">&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6">Розовые глазки</text:p>
      <text:p text:style-name="P10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soft-page-break/><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07915704739339558"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4239047660429981327" text:style-name="L2">
        <text:list-item>
          <text:p text:style-name="P152">«Великие грифоны прошлого» - из канона (5<text:span text:style-name="T9">s8e)</text:span></text:p>
        </text:list-item>
        <text:list-item>
          <text:p text:style-name="P152"><text:soft-page-break/>«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9">Природа Проклятий</text:span>» - обмен</text:p>
        </text:list-item>
        <text:list-item>
          <text:p text:style-name="P152"><text:span text:style-name="T59">«Магия для Чайников»</text:span> - обмен</text:p>
        </text:list-item>
        <text:list-item>
          <text:p text:style-name="P152"><text:span text:style-name="T59">«Энциклопедия Арканум»</text:span> - обмен</text:p>
        </text:list-item>
        <text:list-item>
          <text:p text:style-name="P152">«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92902339676762986"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text:soft-page-break/>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59">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text:soft-page-break/>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text:soft-page-break/></text:p>
      <text:h text:style-name="P144"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3"><text:soft-page-break/>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3">Ограничени<text:span text:style-name="T1">е 2: решение должно находиться в правовых рамках уголовного и административного кодекса.</text:span></text:p>
      <text:p text:style-name="P8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3"><text:span text:style-name="T9">&lt;\</text:span><text:span text:style-name="T1">Выполняю задачу</text:span>...</text:p>
      <text:p text:style-name="P83"><text:span text:style-name="T9">&lt;\</text:span>...</text:p>
      <text:p text:style-name="P83"><text:span text:style-name="T9">&lt;\</text:span>Решение:</text:p>
      <text:p text:style-name="P8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text:soft-page-break/></text:p>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505667316901762682"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text:soft-page-break/>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text:soft-page-break/>–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5"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text:soft-page-break/>Я остался сидеть в полнейшем замешательстве. </text:p>
      <text:p text:style-name="P46"/>
      <text:p text:style-name="P47">***</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text:soft-page-break/>–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text:soft-page-break/>–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4" text:outline-level="2"><text:soft-page-break/>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text:soft-page-break/></text:p>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text:soft-page-break/>–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text:soft-page-break/>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0">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1">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1">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1">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1">эт правда?</text:span></text:p>
      <text:p text:style-name="P46"><text:span text:style-name="T13">– </text:span><text:span text:style-name="T61">Какая из? Их много, вообще-то. Ик!</text:span></text:p>
      <text:p text:style-name="P46"><text:span text:style-name="T13">– </text:span><text:span text:style-name="T61">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1">Макс, </text:span><text:span text:style-name="T13">– </text:span><text:span text:style-name="T61">захихикала Пинки, взъерошив копытами розовые кудряшки и попытавшись соорудить из них бороду, </text:span><text:span text:style-name="T13">–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1">Ты что-о-о! Нельзя любить фаэри! Она похитит твоё сердце, и ты будешь искать её, пока не... </text:span><text:span text:style-name="T13">– </text:span><text:span text:style-name="T61">Пинки погрузилась в так и не съеденный салат «по-Кантерлотски» и захрапела.</text:span></text:p>
      <text:p text:style-name="P46"><text:span text:style-name="T13">– </text:span><text:span text:style-name="T61">Пока не умру?</text:span></text:p>
      <text:p text:style-name="P46"><text:span text:style-name="T13">– </text:span><text:span text:style-name="T61">Нет, глупенький, </text:span><text:span text:style-name="T13">– </text:span><text:span text:style-name="T61">пробулькала Пинки из миски. </text:span><text:span text:style-name="T13">– </text:span><text:span text:style-name="T61">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2">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6" text:outline-level="2">19. Кантерлот. Гранд Галопин<text:span text:style-name="T1">г</text:span> Гала</text:h>
      <text:p text:style-name="P10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Некоторые начинают верить, что я — хорошо замаскировавшаяся Найтмэр, и я виновна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мне пришлось распустить слух, что Селестия отправилась с секретной миссией в Вечнодикий лес и вот-вот вернётся. Вы должны помочь мне.</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text:soft-page-break/>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text:soft-page-break/>–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text:soft-page-break/>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3">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1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 </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 Неужели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меня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text:p>
      <text:p text:style-name="P51"><text:soft-page-break/>– Идея с фейерверком в честь Селестии просто гениальна! Я сама бы не додумала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Прят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музыку, никого не трогал.</text:p>
      <text:p text:style-name="P51"/>
      <text:p text:style-name="P51"/>
      <text:p text:style-name="P42">&lt;<text:span text:style-name="T22"> </text:span><text:span text:style-name="T23">- Вылазь, человек из рода... человеков. Не время прятаться</text:span></text:p>
      <text:p text:style-name="P42"><text:span text:style-name="T23">- Во множественном числе мы — люди</text:span>&gt;</text:p>
      <text:p text:style-name="P42"/>
      <text:p text:style-name="P42">&lt;<text:span text:style-name="T23">Добавить сценку с Луной и Блюбладом:</text:span></text:p>
      <text:p text:style-name="P32">– А-а-а, дражайший принц? – любезнейше приветствовала франта Луна – Как поживает ваш кузён Хавтиноуз?</text:p>
      <text:p text:style-name="P42"><text:span text:style-name="T23">Принц позеленел и, промычав нечто нечленораздельное, смылся</text:span>&gt;</text:p>
      <text:p text:style-name="P42"/>
      <text:p text:style-name="P42"/>
      <text:p text:style-name="P51">&lt;<text:span text:style-name="T22">Твайлайт и Луна выходят в сад отдохнуть после приёма. Луна посылает Макса в башню Селестии за пером для компаса.</text:span>&gt;</text:p>
      <text:p text:style-name="P51"/>
      <text:p text:style-name="P51">&lt;<text:span text:style-name="T16">Состязание небесных колесниц. Чествование победителя (в момент чествования в зал вломится макс)</text:span>&gt;</text:p>
      <text:p text:style-name="P51"/>
      <text:p text:style-name="P42"/>
      <text:p text:style-name="P42"><text:soft-page-break/>&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oft-page-break/><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text:soft-page-break/>&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19"><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0"/>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text:soft-page-break/>-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8"/>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7"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47" text:outline-level="2">Рейд пони-рэйнджеров</text:h>
      <text:p text:style-name="P75"/>
      <text:p text:style-name="P84">(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text:soft-page-break/></text:h>
      <text:h text:style-name="P147"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7"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7" text:outline-level="2">Поиск решения</text:h>
      <text:p text:style-name="P109"/>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7"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text:soft-page-break/>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text:soft-page-break/>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7"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7"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oft-page-break/><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text:soft-page-break/>–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7"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soft-page-break/>***</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7" text:outline-level="2">След?</text:h>
      <text:p text:style-name="P109"/>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7"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7078032237118468642"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20632884" text:continue-numbering="true" text:style-name="L5">
        <text:list-header>
          <text:p text:style-name="P158">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53863" text:continue-numbering="true" text:style-name="L5">
        <text:list-header>
          <text:p text:style-name="P158">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54168"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48" text:outline-level="2">Почти.</text:h>
      <text:p text:style-name="P110"/>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oft-page-break/><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4076540338438815797"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3"><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3803090753453172518"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7" text:outline-level="2"><text:soft-page-break/>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text:soft-page-break/>–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3">сюда можно вставить похождения Дискорда</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text:soft-page-break/>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7"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text:soft-page-break/>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112">&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text:soft-page-break/>–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569168300761930284"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3">***</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oft-page-break/><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47"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0T00:46:20.71</dc:date>
    <meta:editing-duration>P101DT12H33M43S</meta:editing-duration>
    <meta:editing-cycles>6229</meta:editing-cycles>
    <meta:generator>OpenOffice/4.1.1$Win32 OpenOffice.org_project/411m6$Build-9775</meta:generator>
    <dc:creator>макс </dc:creator>
    <meta:document-statistic meta:table-count="0" meta:image-count="0" meta:object-count="0" meta:page-count="186" meta:paragraph-count="3862" meta:word-count="87859" meta:character-count="560015"/>
  </office:meta>
</office:document-meta>
</file>